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" fo:font-size="24pt" fo:letter-spacing="normal" fo:language="pt" fo:country="PT" fo:font-style="normal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75c78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3b21d8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642d10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410590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475c78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5ce2ea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5df264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48185" officeooo:paragraph-rsid="00148185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3630e3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27c58f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2bc0f9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625994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6ddbb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292b7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3e583f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22c3b8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788a" officeooo:paragraph-rsid="006e90c1"/>
    </style:style>
    <style:style style:name="P23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79167c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76a368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paragraph-rsid="00642d10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rsid="001ea7e4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rsid="001bfddc" officeooo:paragraph-rsid="0079167c"/>
    </style:style>
    <style:style style:name="P3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officeooo:paragraph-rsid="0022c3b8"/>
    </style:style>
    <style:style style:name="P31" style:family="paragraph" style:parent-style-name="Text_20_body">
      <style:text-properties officeooo:rsid="0079167c" officeooo:paragraph-rsid="0079167c"/>
    </style:style>
    <style:style style:name="P32" style:family="paragraph" style:parent-style-name="Text_20_body">
      <style:text-properties officeooo:rsid="007d8cc8" officeooo:paragraph-rsid="007d8cc8"/>
    </style:style>
    <style:style style:name="P33" style:family="paragraph" style:parent-style-name="Text_20_body">
      <style:text-properties style:font-name="Liberation Sans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P39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10c8"/>
    </style:style>
    <style:style style:name="P40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1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2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3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4510c8"/>
    </style:style>
    <style:style style:name="P44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79167c"/>
    </style:style>
    <style:style style:name="P45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10c8"/>
    </style:style>
    <style:style style:name="P46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7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8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9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c797"/>
    </style:style>
    <style:style style:name="P50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2a240"/>
    </style:style>
    <style:style style:name="P51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12a240"/>
    </style:style>
    <style:style style:name="P52" style:family="paragraph" style:parent-style-name="Heading_20_1">
      <style:text-properties officeooo:paragraph-rsid="0079167c"/>
    </style:style>
    <style:style style:name="P53" style:family="paragraph" style:parent-style-name="Heading_20_1">
      <style:text-properties officeooo:rsid="0079167c" officeooo:paragraph-rsid="0079167c"/>
    </style:style>
    <style:style style:name="P54" style:family="paragraph" style:parent-style-name="Heading_20_2">
      <style:text-properties officeooo:paragraph-rsid="0079167c"/>
    </style:style>
    <style:style style:name="P55" style:family="paragraph" style:parent-style-name="Heading_20_2">
      <style:text-properties style:font-name="Liberation Sans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56" style:family="paragraph" style:parent-style-name="Heading_20_3">
      <style:text-properties officeooo:paragraph-rsid="0079167c"/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9467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53d9e1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c9b98"/>
    </style:style>
    <style:style style:name="T31" style:family="text">
      <style:text-properties officeooo:rsid="001aa2ee"/>
    </style:style>
    <style:style style:name="T32" style:family="text">
      <style:text-properties officeooo:rsid="001943ba"/>
    </style:style>
    <style:style style:name="T33" style:family="text">
      <style:text-properties officeooo:rsid="006fe612"/>
    </style:style>
    <style:style style:name="T34" style:family="text">
      <style:text-properties officeooo:rsid="003e2072"/>
    </style:style>
    <style:style style:name="T35" style:family="text">
      <style:text-properties fo:language="pt" fo:country="PT" officeooo:rsid="00292b77"/>
    </style:style>
    <style:style style:name="T36" style:family="text">
      <style:text-properties fo:language="pt" fo:country="PT" officeooo:rsid="0075e470"/>
    </style:style>
    <style:style style:name="T37" style:family="text">
      <style:text-properties officeooo:rsid="007a696b"/>
    </style:style>
    <style:style style:name="T38" style:family="text">
      <style:text-properties officeooo:rsid="007d8cc8"/>
    </style:style>
    <style:style style:name="T39" style:family="text">
      <style:text-properties officeooo:rsid="007ee605"/>
    </style:style>
    <style:style style:name="T40" style:family="text">
      <style:text-properties officeooo:rsid="008d2f86"/>
    </style:style>
    <style:style style:name="T41" style:family="text">
      <style:text-properties officeooo:rsid="008f27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dade <text:span text:style-name="T1">de </text:span>produção <text:span text:style-name="T1">de batido de </text:span>batata doce <text:span text:style-name="T20">com soja ver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Contents_20_Heading">Índice</text:p>
                </text:index-title>
                <text:p text:style-name="P34"><text:a xlink:type="simple" xlink:href="#__RefHeading___Toc578_155589717" text:style-name="Index_20_Link" text:visited-style-name="Index_20_Link">Apresentação<text:tab/>1</text:a></text:p>
                <text:p text:style-name="P37"><text:a xlink:type="simple" xlink:href="#__RefHeading___Toc580_155589717" text:style-name="Index_20_Link" text:visited-style-name="Index_20_Link">A ideia<text:tab/>1</text:a></text:p>
                <text:p text:style-name="P34"><text:a xlink:type="simple" xlink:href="#__RefHeading___Toc447_155589717" text:style-name="Index_20_Link" text:visited-style-name="Index_20_Link">Em que consiste cada unidade<text:tab/>2</text:a></text:p>
                <text:p text:style-name="P34"><text:a xlink:type="simple" xlink:href="#__RefHeading___Toc449_155589717" text:style-name="Index_20_Link" text:visited-style-name="Index_20_Link">Vantagens da unidade<text:tab/>2</text:a></text:p>
                <text:p text:style-name="P34"><text:a xlink:type="simple" xlink:href="#__RefHeading___Toc451_155589717" text:style-name="Index_20_Link" text:visited-style-name="Index_20_Link">Características<text:tab/>2</text:a></text:p>
                <text:p text:style-name="P37"><text:a xlink:type="simple" xlink:href="#__RefHeading___Toc582_155589717" text:style-name="Index_20_Link" text:visited-style-name="Index_20_Link">Estrutura das unidades<text:tab/>2</text:a></text:p>
                <text:p text:style-name="P34"><text:a xlink:type="simple" xlink:href="#__RefHeading___Toc453_155589717" text:style-name="Index_20_Link" text:visited-style-name="Index_20_Link">Produção<text:tab/>3</text:a></text:p>
                <text:p text:style-name="P37"><text:a xlink:type="simple" xlink:href="#__RefHeading___Toc455_155589717" text:style-name="Index_20_Link" text:visited-style-name="Index_20_Link">Gestão de cultivo<text:tab/>4</text:a></text:p>
                <text:p text:style-name="P35"><text:a xlink:type="simple" xlink:href="#__RefHeading___Toc698_155589717" text:style-name="Index_20_Link" text:visited-style-name="Index_20_Link">Rega<text:tab/>4</text:a></text:p>
                <text:p text:style-name="P34"><text:a xlink:type="simple" xlink:href="#__RefHeading___Toc486_1709815141" text:style-name="Index_20_Link" text:visited-style-name="Index_20_Link">Sistema elétrico<text:tab/>5</text:a></text:p>
                <text:p text:style-name="P37"><text:a xlink:type="simple" xlink:href="#__RefHeading___Toc586_155589717" text:style-name="Index_20_Link" text:visited-style-name="Index_20_Link">Energia<text:tab/>5</text:a></text:p>
                <text:p text:style-name="P37"><text:a xlink:type="simple" xlink:href="#__RefHeading___Toc588_155589717" text:style-name="Index_20_Link" text:visited-style-name="Index_20_Link">Iluminação<text:tab/>5</text:a></text:p>
                <text:p text:style-name="P37"><text:a xlink:type="simple" xlink:href="#__RefHeading___Toc572_155589717" text:style-name="Index_20_Link" text:visited-style-name="Index_20_Link">Ventilação<text:tab/>5</text:a></text:p>
                <text:p text:style-name="P35"><text:a xlink:type="simple" xlink:href="#__RefHeading___Toc590_155589717" text:style-name="Index_20_Link" text:visited-style-name="Index_20_Link">Funções do drone<text:tab/>5</text:a></text:p>
                <text:p text:style-name="P34"><text:a xlink:type="simple" xlink:href="#__RefHeading___Toc457_155589717" text:style-name="Index_20_Link" text:visited-style-name="Index_20_Link">Zona da frente<text:tab/>6</text:a></text:p>
                <text:p text:style-name="P37"><text:a xlink:type="simple" xlink:href="#__RefHeading___Toc574_155589717" text:style-name="Index_20_Link" text:visited-style-name="Index_20_Link">Copos<text:tab/>6</text:a></text:p>
                <text:p text:style-name="P35"><text:a xlink:type="simple" xlink:href="#__RefHeading___Toc576_155589717" text:style-name="Index_20_Link" text:visited-style-name="Index_20_Link">Lavagem<text:tab/>6</text:a></text:p>
                <text:p text:style-name="P37"><text:a xlink:type="simple" xlink:href="#__RefHeading___Toc584_155589717" text:style-name="Index_20_Link" text:visited-style-name="Index_20_Link">Produção do batido<text:tab/>6</text:a></text:p>
                <text:p text:style-name="P34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6"/>
          </table:table-cell>
          <table:table-cell table:style-name="Table1.B1" office:value-type="string">
            <text:p text:style-name="P36"><draw:frame draw:style-name="fr1" draw:name="Image2" text:anchor-type="paragraph" svg:width="8.602cm" svg:height="6.909cm" draw:z-index="1"><draw:image xlink:href="../estrutura.png" xlink:type="simple" xlink:show="embed" xlink:actuate="onLoad"/></draw:frame></text:p>
          </table:table-cell>
        </table:table-row>
      </table:table>
      <text:p text:style-name="P26"/>
      <text:h text:style-name="Heading_20_1" text:outline-level="1"><text:bookmark-start text:name="__RefHeading___Toc578_155589717"/>Apresentação<text:bookmark-end text:name="__RefHeading___Toc578_155589717"/></text:h>
      <text:h text:style-name="Heading_20_2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projeto tem como objetivo alcançar uma população mais desfavorecida. Ao mesmo tempo é um projeto com viabilidade para qualquer país seja qual for a economia em que estiver inserido. Sendo um projeto de carisma agrícola, pretende dar automatismo à produção de alimentos, tendo como viabilidade o facto de ser uma unidade de produção automatizada sem custos de manutenção após construida, é totalmente ecológica e serve-se dos recursos naturais para funcionar em pleno. Economicamente tem só os custos iniciais da construção de todo o mecanismo inerente ao projeto.</text:p>
      <text:h text:style-name="Heading_20_1" text:outline-level="1"><text:bookmark-start text:name="__RefHeading___Toc447_155589717"/><text:soft-page-break/>Em que consiste cada unidade<text:bookmark-end text:name="__RefHeading___Toc447_155589717"/></text:h>
      <text:list xml:id="list5153684582725309706" text:style-name="L1">
        <text:list-item>
          <text:p text:style-name="P38">Sistema automatizado de:</text:p>
          <text:list>
            <text:list-item>
              <text:p text:style-name="P49">Cultivo, regadio, <text:span text:style-name="T12">crescimento</text:span> <text:span text:style-name="T9">de batata doce e soja. A batata doce foi escolhida pelas suas ó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50">Manutenção de rega, gestão de luz <text:span text:style-name="T1">e</text:span> respiração.</text:p>
            </text:list-item>
            <text:list-item>
              <text:p text:style-name="P50">Colheita.</text:p>
            </text:list-item>
            <text:list-item>
              <text:p text:style-name="P51">Preparação de batido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Heading_20_1" text:outline-level="1"><text:bookmark-start text:name="__RefHeading___Toc449_155589717"/>Vantagens da unidade<text:bookmark-end text:name="__RefHeading___Toc449_155589717"/></text:h>
      <text:list xml:id="list41326884235818979" text:style-name="L2">
        <text:list-item>
          <text:p text:style-name="P39">Invulnerável a tempestades meteorológicas <text:span text:style-name="T23">até magnitude bastante alta</text:span>.</text:p>
        </text:list-item>
        <text:list-item>
          <text:p text:style-name="P43">Anti pobreza, quem não tem como pagar tem este bem essencial.</text:p>
        </text:list-item>
        <text:list-item>
          <text:p text:style-name="P43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39">Aproveitamento máximo de tempos de gestação (equivalente a entre 3 a 4 colheitas por ano).</text:p>
        </text:list-item>
        <text:list-item>
          <text:p text:style-name="P39">Colheitas irregulares, a colheita é individual e é feita consoante a necessidade e prontamente requerido.</text:p>
        </text:list-item>
        <text:list-item>
          <text:p text:style-name="P39">Cultivo réplica do tradicional.</text:p>
        </text:list-item>
        <text:list-item>
          <text:p text:style-name="P39">Auto-manutenção.</text:p>
        </text:list-item>
        <text:list-item>
          <text:p text:style-name="P39">Gestão otimizada para maximizar a produção.</text:p>
        </text:list-item>
        <text:list-item>
          <text:p text:style-name="P39">Direto ao consumidor.</text:p>
        </text:list-item>
        <text:list-item>
          <text:p text:style-name="P45">Logística zero, <text:span text:style-name="T17">é tudo feito no local.</text:span></text:p>
        </text:list-item>
      </text:list>
      <text:p text:style-name="P23"/>
      <text:h text:style-name="Heading_20_1" text:outline-level="1"><text:bookmark-start text:name="__RefHeading___Toc451_155589717"/>Características<text:bookmark-end text:name="__RefHeading___Toc451_155589717"/></text:h>
      <text:h text:style-name="Heading_20_2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2">As unidades de produção são de transporte adequado aos meios atuais <text:span text:style-name="T1">em medidas equivalentes a contentores de 40 pés</text:span>, <text:span text:style-name="T12">12000mm por 2500mm com 2700mm de altura,</text:span> <text:soft-page-break/>podendo assim ir para locais onde são mais necessários. <text:span text:style-name="T13">A área de cultivo são aproximadamente 120 metros quadrados, que vão ser repartidos em 4 andares na unidade que tem 30 metros quadrados.</text:span></text:p>
      <text:p text:style-name="P7"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Heading_20_1" text:outline-level="1"><text:bookmark-start text:name="__RefHeading___Toc453_155589717"/>Produção<text:bookmark-end text:name="__RefHeading___Toc453_155589717"/></text:h>
      <text:p text:style-name="P3">A pr<text:span text:style-name="T16">o</text:span>dução <text:span text:style-name="T1">de cada unidade </text:span>é contínua e é estimada a disponibilidade de <text:span text:style-name="T41">15 litros de batido de </text:span>batata <text:span text:style-name="T1">doce com soja diariamente, mais ou menos espesso dependendo da quantidade crescida na área respetiva para cada dia</text:span>, <text:span text:style-name="T12">o equivalente a cerca de 50 doses de 0,3 litros,</text:span> <text:span text:style-name="T1">prontas a ingerir</text:span> em cada unidade. <text:span text:style-name="T37">A imagem seguinte mostra 2 sucalcos dos aproximadamente 1900 que tem a maquina.</text:span></text:p>
      <text:p text:style-name="P11"><draw:frame draw:style-name="fr2" draw:name="Image1" text:anchor-type="paragraph" svg:x="-0.441cm" svg:y="0.273cm" svg:width="12.19cm" svg:height="9.41cm" draw:z-index="0"><draw:image xlink:href="../sucalco.png" xlink:type="simple" xlink:show="embed" xlink:actuate="onLoad"/></draw:frame>Tem uma placa de leds no exterior em que se consegue ver ao longe a quantidade de doses disponíveis, em que simplesmente fica apagado quando não tiver mais doses disponíveis, isto para evitar filas desnecessárias.</text:p>
      <text:p text:style-name="P12">São unidades de produção automatizada sem custos de manutenção após construidas, totalmente ecológicas e servem-se dos recursos naturais Sol e chuva para funcionar em pleno. Tem <text:soft-page-break/>reservatório de captação da chuva, em que serve para locais com precipitação desde 100mm anuais, no mínimo porém.</text:p>
      <text:p text:style-name="P13">(desenho)</text:p>
      <text:p text:style-name="P13"/>
      <text:h text:style-name="Heading_20_2" text:outline-level="2"/>
      <text:h text:style-name="Heading_20_2" text:outline-level="2"><text:bookmark-start text:name="__RefHeading___Toc455_155589717"/><text:span text:style-name="T25">G</text:span>estão de cultivo <text:bookmark-end text:name="__RefHeading___Toc455_155589717"/></text:h>
      <text:p text:style-name="P14">A gestão de cultivo é feita por um drone em carris pela parte de cima <text:span text:style-name="T14">de cada patamar</text:span>, em que as suas medidas exteriores não ultrapassam os 300 milímetros de diâmetro quando em movimento.</text:p>
      <text:p text:style-name="P15">Uma hora antes de anoitecer, o sistema desliga a restrição de 3 doses <text:span text:style-name="T24">por pessoa</text:span>, até o recipiente de batata doce ficar vazio. </text:p>
      <text:p text:style-name="P16">Nessa altura antes de o painel solar da nascente se posicionar para o dia seguinte, o drone vai buscar as batatas para o dia seguinte e coloca-as num recipiente em que elas ficam de molho durante a noite para retirar os oxalatos.</text:p>
      <text:p text:style-name="P17">Nessa fase são colocadas as mudas para crescerem 15 dias, provenientes da colheita <text:span text:style-name="T29">anterior</text:span>.</text:p>
      <text:p text:style-name="P16">Quando o drone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<text:span text:style-name="T40">128</text:span> divisões, fazendo <text:span text:style-name="T1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batido de batata doce com soja.</text:span></text:p>
      <text:h text:style-name="Heading_20_3" text:outline-level="3"><text:bookmark-start text:name="__RefHeading___Toc698_155589717"/>Rega<text:bookmark-end text:name="__RefHeading___Toc698_155589717"/></text:h>
      <text:p text:style-name="P18">A rega <text:span text:style-name="T11">é</text:span> feita pelo drone p<text:span text:style-name="T11">or volta do</text:span> meio-dia quando há mais excedente de energia proveniente dos painéis solares. <text:span text:style-name="T11">Sendo necessário rega de 3 em 3 dias, o drone movimenta-se na rega em cerca de 30 blocos a cada dia, fazendo também algum controlo mecânico com <text:s/>as possíveis pragas (</text:span><text:a xlink:type="simple" xlink:href="http://www.cisoja.com.br/index.php?p=pragas_doencas" text:style-name="Internet_20_link" text:visited-style-name="Visited_20_Internet_20_Link"><text:span text:style-name="T11">http://www.cisoja.com.br/index.php?p=pragas_doencas</text:span></text:a><text:span text:style-name="T11">) e ervas daninhas.</text:span></text:p>
      <text:h text:style-name="P52" text:outline-level="1"><text:bookmark-start text:name="__RefHeading___Toc486_1709815141"/><text:soft-page-break/>Sistema <text:span text:style-name="T30">elétrico</text:span><text:bookmark-end text:name="__RefHeading___Toc486_1709815141"/></text:h>
      <text:h text:style-name="P54" text:outline-level="2"><text:bookmark-start text:name="__RefHeading___Toc586_155589717"/>Energia<text:bookmark-end text:name="__RefHeading___Toc586_155589717"/></text:h>
      <text:p text:style-name="P6">Energia renovável para alimentar os leds, o drone e outras componentes:</text:p>
      <text:list xml:id="list2687162438152190259" text:style-name="L3">
        <text:list-item>
          <text:p text:style-name="P40">Painéis solares fotovoltaicos, <text:span text:style-name="T28">em 3 módulos, movimentados por atuadores lineares.</text:span>.</text:p>
        </text:list-item>
        <text:list-item>
          <text:p text:style-name="P46">Eólica urbana de baixo ruído.</text:p>
        </text:list-item>
      </text:list>
      <text:p text:style-name="P28"><text:span text:style-name="T4">A</text:span><text:span text:style-name="T2"> maquina só funciona durante o dia, quando o sol nasce e começa a </text:span><text:span text:style-name="T3">haver</text:span><text:span text:style-name="T2"> energia suficiente no estabilizador.</text:span></text:p>
      <text:p text:style-name="P29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3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54" text:outline-level="2"><text:bookmark-start text:name="__RefHeading___Toc588_155589717"/>Iluminação<text:bookmark-end text:name="__RefHeading___Toc588_155589717"/></text:h>
      <text:list xml:id="list1631399782878262705" text:style-name="L4">
        <text:list-item>
          <text:p text:style-name="P41">Feita com leds de consumo energético mínimo, com somente o comprimento de onda necessário para o crescimento da planta.</text:p>
        </text:list-item>
        <text:list-item>
          <text:p text:style-name="P47">Localizados em painel auto-ajustável, pelo que as proximidades mais curtas possíveis maximizam o aproveitamento energético requerido pela planta.</text:p>
        </text:list-item>
      </text:list>
      <text:h text:style-name="P54" text:outline-level="2"><text:bookmark-start text:name="__RefHeading___Toc572_155589717"/>Ventilação<text:bookmark-end text:name="__RefHeading___Toc572_155589717"/></text:h>
      <text:p text:style-name="P24">Contem duas ventoinhas com passagens de ar, em que a saída de fluxo do ar tem um sistema que fecha completamente em caso de paragem da ventoinha, isto para a situação de impedir ao máximo a entrada de insetos.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56" text:outline-level="3"><text:bookmark-start text:name="__RefHeading___Toc590_155589717"/>Funções do drone<text:bookmark-end text:name="__RefHeading___Toc590_155589717"/></text:h>
      <text:list xml:id="list2963632712347152742" text:style-name="L5">
        <text:list-item>
          <text:p text:style-name="P42">Regulação ótima da iluminação.</text:p>
        </text:list-item>
        <text:list-item>
          <text:p text:style-name="P42">Realização do cultivo.</text:p>
        </text:list-item>
        <text:list-item>
          <text:p text:style-name="P44">Rega com balde, minimizando tubagens, válvulas e controladoras, assim há melhor gestão quando a agua não é abundante.</text:p>
        </text:list-item>
        <text:list-item>
          <text:p text:style-name="P42">Colheita <text:span text:style-name="T26">da batata doce e soja.</text:span></text:p>
        </text:list-item>
        <text:list-item>
          <text:p text:style-name="P42">Programas de manutenções várias.</text:p>
        </text:list-item>
        <text:list-item>
          <text:p text:style-name="P42">Substituição de leds avariados.</text:p>
        </text:list-item>
        <text:list-item>
          <text:p text:style-name="P42"><text:soft-page-break/>Participação na construção da estrutura.</text:p>
        </text:list-item>
        <text:list-item>
          <text:p text:style-name="P48">Entre outras, recetivo a constante programação e auto-aprendizagem consoante o que for preciso.</text:p>
        </text:list-item>
      </text:list>
      <text:h text:style-name="Heading_20_1" text:outline-level="1"><text:bookmark-start text:name="__RefHeading___Toc457_155589717"/>Zona da <text:span text:style-name="T38">frente</text:span><text:bookmark-end text:name="__RefHeading___Toc457_155589717"/></text:h>
      <text:p text:style-name="P33"><text:span text:style-name="T39">Produção</text:span> de compostagem</text:p>
      <text:p text:style-name="P32"/>
      <text:p text:style-name="P33">Saponária</text:p>
      <text:h text:style-name="P55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batido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5"><text:span text:style-name="T35">Os copos naturalmente são feitos de material resistente, </text:span><text:span text:style-name="T36">com a mais baixa porosidade ou permeabilidade possível no intuito de ficar o mínimo resíduo possível <text:s/>quando utilizados</text:span><text:span text:style-name="T35">.</text:span></text:p>
      <text:h text:style-name="Heading_20_3" text:outline-level="3"><text:bookmark-start text:name="__RefHeading___Toc576_155589717"/>Lavagem<text:bookmark-end text:name="__RefHeading___Toc576_155589717"/></text:h>
      <text:p text:style-name="P22">Tem sistema de reutilização de copos, em que os mesmos ao serem colocados no respetivo local, há um sistema de lavagem pressurizad<text:span text:style-name="T31">o</text:span> <text:span text:style-name="T32">com agua quente e sabão natural saponaria </text:span><text:a xlink:type="simple" xlink:href="http://en.wikipedia.org/wiki/Saponaria" text:style-name="Internet_20_link" text:visited-style-name="Visited_20_Internet_20_Link">http://en.wikipedia.org/wiki/Saponaria</text:a><text:span text:style-name="T32">, produzido na mesma unidade, </text:span><text:s/>praticamente equivalente <text:span text:style-name="T31">à</text:span> esterilização. O<text:span text:style-name="T34"> sistema de lavagem é otimizado para gastar o mínimo de agua e energia, em que há um molde com afastamento de alguns milímetros das paredes dos copos.</text:span></text:p>
      <text:p text:style-name="P20">O mesmo sistema é utilizado para a lavagem da panela.</text:p>
      <text:h text:style-name="Heading_20_2" text:outline-level="2"><text:bookmark-start text:name="__RefHeading___Toc584_155589717"/><text:span text:style-name="T33">Produção do batido</text:span> <text:bookmark-end text:name="__RefHeading___Toc584_155589717"/></text:h>
      <text:p text:style-name="P30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1"><draw:frame draw:style-name="fr3" draw:name="Image3" text:anchor-type="paragraph" svg:width="15.901cm" svg:height="9.843cm" draw:z-index="2"><draw:image xlink:href="../panela.png" xlink:type="simple" xlink:show="embed" xlink:actuate="onLoad"/></draw:frame><text:soft-page-break/></text:p>
      <text:h text:style-name="P53" text:outline-level="1"><text:bookmark-start text:name="__RefHeading___Toc488_1709815141"/>Zona de servimento<text:bookmark-end text:name="__RefHeading___Toc488_1709815141"/></text:h>
      <text:p text:style-name="P31">Tem um sistema de arrefecimento pontual, em que o batido estando a temperatura mínima de 65 graus para perseverar a sua qualidade anti-bacteriana, passa a ter cerca de menos 20 graus quando servido, isto para servir o batido a temperatura ideal para consumo rápido.</text:p>
      <text:p text:style-name="P31">Isto além da vantagem de o batido ser servido com excelente temperatura, faz implicitamente com que o copo seja devolvido na hora.</text:p>
      <text:p text:style-name="P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8-09-22T23:15:51.541699891</dc:date>
    <meta:editing-duration>P5DT7S</meta:editing-duration>
    <meta:editing-cycles>79</meta:editing-cycles>
    <meta:generator>LibreOffice/5.1.6.2$Linux_X86_64 LibreOffice_project/10m0$Build-2</meta:generator>
    <meta:document-statistic meta:table-count="1" meta:image-count="3" meta:object-count="0" meta:page-count="7" meta:paragraph-count="100" meta:word-count="1713" meta:character-count="10188" meta:non-whitespace-character-count="8593"/>
  </office:meta>
</office:document-meta>
</file>